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text-properties style:text-underline-style="none" officeooo:rsid="000f6d60" officeooo:paragraph-rsid="000f6d60"/>
    </style:style>
    <style:style style:name="P3" style:family="paragraph" style:parent-style-name="Standard">
      <style:text-properties officeooo:rsid="000dc72a" officeooo:paragraph-rsid="000dc72a"/>
    </style:style>
    <style:style style:name="P4" style:family="paragraph" style:parent-style-name="Standard">
      <style:text-properties officeooo:rsid="000f6d60" officeooo:paragraph-rsid="000f6d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racteristics of Minke whale sounds</text:h>
      <text:p text:style-name="P3"><text:span text:style-name="T3">Reference: </text:span>Source of the North Pacific “boing” sound attributed to minke whales. <text:span text:style-name="T2">Shannon Rankin and Jay Barlow.</text:span> Southwest Fisheries Science Center, National Marine Fisheries Service, La Jolla, California 92038</text:p>
      <text:p text:style-name="P3"/>
      <text:p text:style-name="P4">FM pulses at repeatition rate of 92 - 115 Hz</text:p>
      <text:h text:style-name="Heading_20_2" text:outline-level="2">Frequencies</text:h>
      <text:p text:style-name="P1">very rapid sequences (lasting about a minute altogether) of short frequency-modulated (FM) pulses, in the frequency range of <text:span text:style-name="T1">30 to 450 Hz</text:span>, with durations of 100-200 msec each</text:p>
      <text:p text:style-name="P1"/>
      <text:p text:style-name="P2">Duration</text:p>
      <text:p text:style-name="P2">2.6 - 3.6 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1:39:37.858807151</meta:creation-date>
    <dc:date>2013-11-20T10:31:05.582405442</dc:date>
    <meta:editing-duration>PT27M44S</meta:editing-duration>
    <meta:editing-cycles>4</meta:editing-cycles>
    <meta:generator>LibreOffice/4.1.2.3$Linux_X86_64 LibreOffice_project/410m0$Build-3</meta:generator>
    <meta:document-statistic meta:table-count="0" meta:image-count="0" meta:object-count="0" meta:page-count="1" meta:paragraph-count="7" meta:word-count="78" meta:character-count="495" meta:non-whitespace-character-count="423"/>
  </office:meta>
</office:document-meta>
</file>